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-color="#579d1c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45cm" draw:marker-end-width="0.245cm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-color="#c5000b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579d1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5000b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6.899cm" svg:height="2.625cm" svg:x="1.3cm" svg:y="3.987cm" svg:viewBox="0 0 6900 2626" svg:d="M800 1213c-100 400 200 600 600 600s900-200 800-600-1300-400-1400 0zM4880 1013c-180 300 300 500 600 500s600-300 500-600-920-200-1100 100zM600 413c500-300 800-200 1200-100s1300 300 1900 200 600-400 1600-500 1600 400 1600 1100-600 1100-1200 1100-1900-400-2700-200-1000 700-1800 600-1200-600-1200-1100 100-800 600-1100z">
          <text:p/>
        </draw:path>
        <draw:path draw:style-name="gr2" draw:text-style-name="P2" draw:layer="layout" svg:width="1.882cm" svg:height="1.139cm" svg:x="1.817cm" svg:y="2cm" svg:viewBox="0 0 1883 1140" svg:d="M264 124c400-300 1500 0 1600 300s-200 500-600 600-700 200-1000 0-400-600 0-900z">
          <text:p/>
        </draw:path>
        <draw:path draw:style-name="gr3" draw:text-style-name="P3" draw:layer="layout" svg:width="2.929cm" svg:height="1.786cm" svg:x="4.8cm" svg:y="1.713cm" svg:viewBox="0 0 2930 1787" svg:d="M932 560c-200 100-432 327-332 527s132 173 500 200 736-285 700-500-668-327-868-227zM967 47c855-219 1855 381 1955 681s-892 846-1292 946-1190 251-1508-146-10-1262 845-1481z">
          <text:p/>
        </draw:path>
        <draw:frame draw:style-name="gr4" draw:text-style-name="P5" draw:layer="layout" svg:width="0.832cm" svg:height="0.806cm" svg:x="1.9cm" svg:y="2.075cm">
          <draw:text-box>
            <text:p text:style-name="P4"><text:span text:style-name="T1">A</text:span></text:p>
          </draw:text-box>
        </draw:frame>
        <draw:frame draw:style-name="gr4" draw:text-style-name="P5" draw:layer="layout" svg:width="0.832cm" svg:height="0.806cm" svg:x="6.7cm" svg:y="2.1cm">
          <draw:text-box>
            <text:p text:style-name="P4"><text:span text:style-name="T1">B</text:span></text:p>
          </draw:text-box>
        </draw:frame>
        <draw:frame draw:style-name="gr4" draw:text-style-name="P5" draw:layer="layout" svg:width="0.862cm" svg:height="0.806cm" svg:x="3.7cm" svg:y="4.7cm">
          <draw:text-box>
            <text:p text:style-name="P4"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9T19:34:39.919000000</meta:creation-date>
    <dc:date>2016-05-29T19:47:26.502000000</dc:date>
    <meta:editing-duration>PT12M46S</meta:editing-duration>
    <meta:editing-cycles>2</meta:editing-cycles>
    <meta:generator>LibreOffice/4.4.3.2$Windows_x86 LibreOffice_project/88805f81e9fe61362df02b9941de8e38a9b5fd16</meta:generator>
    <meta:document-statistic meta:object-count="6"/>
  </office:meta>
</office:document-meta>
</file>